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178cm"/>
    </style:style>
    <style:style style:name="Table1.B" style:family="table-column">
      <style:table-column-properties style:column-width="3.161cm"/>
    </style:style>
    <style:style style:name="Table1.C" style:family="table-column">
      <style:table-column-properties style:column-width="12.661cm"/>
    </style:style>
    <style:style style:name="Table1.A1" style:family="table-cell">
      <style:table-cell-properties style:vertical-align="middle" fo:padding="0.049cm" fo:border="none"/>
    </style:style>
    <style:style style:name="T1" style:family="text"/>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text:span text:style-name="Strong_20_Emphasis">Proposed Solution </text:span></text:h>
      <text:p text:style-name="Text_20_body"><text:span text:style-name="Strong_20_Emphasis">Date:</text:span> 26 June 2025<text:line-break/><text:span text:style-name="Strong_20_Emphasis">Team ID:</text:span> 111111<text:line-break/><text:span text:style-name="Strong_20_Emphasis">Project Name:</text:span> Classification of Fabric Patterns Using Deep Learning<text:line-break/><text:span text:style-name="Strong_20_Emphasis">Maximum Marks:</text:span> 2 Marks</text:p>
      <text:p text:style-name="Horizontal_20_Line"/>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S.No.</text:span></text:p>
            </table:table-cell>
            <table:table-cell table:style-name="Table1.A1" office:value-type="string">
              <text:p text:style-name="Table_20_Heading"><text:span text:style-name="Strong_20_Emphasis">Parameter</text:span></text:p>
            </table:table-cell>
            <table:table-cell table:style-name="Table1.A1" office:value-type="string">
              <text:p text:style-name="Table_20_Heading"><text:span text:style-name="Strong_20_Emphasis">Description</text:span></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text:span text:style-name="Strong_20_Emphasis">Problem Statement</text:span></text:p>
          </table:table-cell>
          <table:table-cell table:style-name="Table1.A1" office:value-type="string">
            <text:p text:style-name="Table_20_Contents">Manual classification of fabric patterns is time-consuming, inconsistent, and unscalable. This leads to inefficiencies in textile manufacturing, e-commerce fabric tagging, and fashion design workflows.</text:p>
          </table:table-cell>
        </table:table-row>
        <table:table-row>
          <table:table-cell table:style-name="Table1.A1" office:value-type="string">
            <text:p text:style-name="Table_20_Contents">2</text:p>
          </table:table-cell>
          <table:table-cell table:style-name="Table1.A1" office:value-type="string">
            <text:p text:style-name="Table_20_Contents"><text:span text:style-name="Strong_20_Emphasis">Idea / Solution Description</text:span></text:p>
          </table:table-cell>
          <table:table-cell table:style-name="Table1.A1" office:value-type="string">
            <text:p text:style-name="Table_20_Contents">The proposed solution is a deep learning-based image classification system using Convolutional Neural Networks (CNNs) and transfer learning (e.g., ResNet, VGG). It will automate the detection and classification of fabric patterns such as striped, floral, dotted, and checked. The model will be accessible through a web/mobile interface for easy image uploads and real-time classification.</text:p>
          </table:table-cell>
        </table:table-row>
        <table:table-row>
          <table:table-cell table:style-name="Table1.A1" office:value-type="string">
            <text:p text:style-name="Table_20_Contents">3</text:p>
          </table:table-cell>
          <table:table-cell table:style-name="Table1.A1" office:value-type="string">
            <text:p text:style-name="Table_20_Contents"><text:span text:style-name="Strong_20_Emphasis">Novelty / Uniqueness</text:span></text:p>
          </table:table-cell>
          <table:table-cell table:style-name="Table1.A1" office:value-type="string">
            <text:p text:style-name="Table_20_Contents">Unlike traditional tagging systems, our solution uses explainable AI (e.g., Grad-CAM) to show how the model makes decisions. The integration of domain-specific pattern features and scalable deployment options (mobile/web) makes it innovative and user-friendly.</text:p>
          </table:table-cell>
        </table:table-row>
        <table:table-row>
          <table:table-cell table:style-name="Table1.A1" office:value-type="string">
            <text:p text:style-name="Table_20_Contents">4</text:p>
          </table:table-cell>
          <table:table-cell table:style-name="Table1.A1" office:value-type="string">
            <text:p text:style-name="Table_20_Contents"><text:span text:style-name="Strong_20_Emphasis">Social Impact / Customer Satisfaction</text:span></text:p>
          </table:table-cell>
          <table:table-cell table:style-name="Table1.A1" office:value-type="string">
            <text:p text:style-name="Table_20_Contents">The system reduces human error, boosts productivity, and saves time for textile manufacturers and designers. E-commerce customers benefit from better-organized catalogues and enhanced search accuracy, resulting in higher satisfaction.</text:p>
          </table:table-cell>
        </table:table-row>
        <table:table-row>
          <table:table-cell table:style-name="Table1.A1" office:value-type="string">
            <text:p text:style-name="Table_20_Contents">5</text:p>
          </table:table-cell>
          <table:table-cell table:style-name="Table1.A1" office:value-type="string">
            <text:p text:style-name="Table_20_Contents"><text:span text:style-name="Strong_20_Emphasis">Business Model (Revenue Model)</text:span></text:p>
          </table:table-cell>
          <table:table-cell table:style-name="Table1.A1" office:value-type="string">
            <text:p text:style-name="Table_20_Contents">Freemium model: basic fabric classification services will be free, with premium features (bulk uploads, API access, cloud storage, analytics dashboard) available under a subscription plan. Additional revenue can come from B2B SaaS licensing.</text:p>
          </table:table-cell>
        </table:table-row>
        <table:table-row>
          <table:table-cell table:style-name="Table1.A1" office:value-type="string">
            <text:p text:style-name="Table_20_Contents">6</text:p>
          </table:table-cell>
          <table:table-cell table:style-name="Table1.A1" office:value-type="string">
            <text:p text:style-name="Table_20_Contents"><text:span text:style-name="Strong_20_Emphasis">Scalability of the Solution</text:span></text:p>
          </table:table-cell>
          <table:table-cell table:style-name="Table1.A1" office:value-type="string">
            <text:p text:style-name="Table_20_Contents">The solution is highly scalable across the fashion, textile, and e-commerce sectors. It can be integrated with ERP systems, mobile platforms, and extended to include texture recognition, defect detection, or customized branding.</text:p>
          </table:table-cell>
        </table:table-row>
      </table:table>
      <text:p text:style-name="Horizontal_20_Lin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1:18:37.014429444</meta:creation-date>
    <dc:date>2025-06-28T21:21:30.985663711</dc:date>
    <meta:editing-duration>PT26S</meta:editing-duration>
    <meta:editing-cycles>2</meta:editing-cycles>
    <meta:generator>LibreOffice/7.3.7.2$Linux_X86_64 LibreOffice_project/30$Build-2</meta:generator>
    <meta:document-statistic meta:table-count="1" meta:image-count="0" meta:object-count="0" meta:page-count="1" meta:paragraph-count="23" meta:word-count="259" meta:character-count="1885" meta:non-whitespace-character-count="1647"/>
  </office:meta>
</office:document-meta>
</file>